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4.6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49cm" fo:min-width="33.166cm"/>
      <style:paragraph-properties style:writing-mode="lr-tb"/>
    </style:style>
    <style:style style:name="gr3" style:family="graphic" style:parent-style-name="standard">
      <style:graphic-properties svg:stroke-width="0.635cm" svg:stroke-color="#009900" draw:marker-start-width="1.152cm" draw:marker-end-width="1.152cm" draw:fill="none" draw:textarea-horizontal-align="justify" draw:textarea-vertical-align="middle" draw:auto-grow-height="false" fo:min-height="18.522cm" fo:min-width="18.272cm" fo:padding-top="0.442cm" fo:padding-bottom="0.442cm" fo:padding-left="0.567cm" fo:padding-right="0.5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7.2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8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7.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9900" loext:opacity="100%" style:font-name="Verdana" fo:font-size="340pt" fo:font-style="normal" fo:text-shadow="none" style:font-size-asian="340pt" style:font-style-asian="normal" style:font-size-complex="340pt" style:font-style-complex="normal"/>
    </style:style>
    <style:style style:name="P2" style:family="paragraph">
      <loext:graphic-properties draw:fill="none" draw:fill-color="#ffffff"/>
      <style:paragraph-properties style:writing-mode="lr-tb"/>
      <style:text-properties fo:color="#ff860d" loext:opacity="100%" style:font-name="Segoe Print" fo:font-size="280pt" fo:font-weight="bold" style:font-size-asian="280pt" style:font-weight-asian="bold" style:font-size-complex="2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9900" loext:opacity="100%" style:font-name="Verdana" fo:font-size="360pt" fo:font-style="normal" fo:text-shadow="none" fo:font-weight="normal" style:font-size-asian="360pt" style:font-style-asian="normal" style:font-size-complex="360pt" style:font-style-complex="normal"/>
    </style:style>
    <style:style style:name="P5" style:family="paragraph">
      <loext:graphic-properties draw:fill="none" draw:fill-color="#ffffff"/>
      <style:paragraph-properties style:writing-mode="lr-tb"/>
      <style:text-properties fo:color="#ff860d" loext:opacity="100%" style:font-name="Verdana" fo:font-size="360pt" fo:font-style="normal" fo:text-shadow="none" fo:font-weight="normal" style:font-size-asian="360pt" style:font-style-asian="normal" style:font-size-complex="360pt" style:font-style-complex="normal"/>
    </style:style>
    <style:style style:name="T1" style:family="text">
      <style:text-properties fo:color="#009900" loext:opacity="100%" style:font-name="Verdana" fo:font-size="340pt" fo:font-style="normal" fo:text-shadow="none" style:font-size-asian="340pt" style:font-style-asian="normal" style:font-size-complex="340pt" style:font-style-complex="normal"/>
    </style:style>
    <style:style style:name="T2" style:family="text">
      <style:text-properties fo:color="#ff860d" loext:opacity="100%" style:font-name="Segoe Print" fo:font-size="280pt" fo:font-weight="bold" style:font-size-asian="280pt" style:font-weight-asian="bold" style:font-size-complex="280pt" style:font-weight-complex="bold"/>
    </style:style>
    <style:style style:name="T3" style:family="text">
      <style:text-properties fo:color="#009900" loext:opacity="100%" style:font-name="Verdana" fo:font-size="360pt" fo:font-style="normal" fo:text-shadow="none" fo:font-weight="normal" style:font-size-asian="360pt" style:font-style-asian="normal" style:font-size-complex="360pt" style:font-style-complex="normal"/>
    </style:style>
    <style:style style:name="T4" style:family="text">
      <style:text-properties fo:color="#ff860d" loext:opacity="100%" style:font-name="Verdana" fo:font-size="360pt" fo:font-style="normal" fo:text-shadow="none" fo:font-weight="normal" style:font-size-asian="360pt" style:font-style-asian="normal" style:font-size-complex="3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5.5cm" svg:height="24.884cm" svg:x="28.006cm" svg:y="0.116cm">
          <draw:text-box>
            <text:p><text:span text:style-name="T1">GREEN</text:span></text:p>
          </draw:text-box>
        </draw:frame>
        <draw:frame draw:style-name="gr2" draw:text-style-name="P2" draw:layer="layout" svg:width="33.666cm" svg:height="16.25cm" svg:x="75.54cm" svg:y="4.433cm">
          <draw:text-box>
            <text:p><text:span text:style-name="T2">detect</text:span></text:p>
          </draw:text-box>
        </draw:frame>
        <draw:g>
          <draw:custom-shape draw:style-name="gr3" draw:text-style-name="P3" draw:layer="layout" svg:width="22cm" svg:height="22cm" svg:x="2.306cm" svg:y="1.5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347.78660612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" draw:text-style-name="P4" draw:layer="layout" svg:width="12.4cm" svg:height="16.25cm" svg:x="14.306cm" svg:y="7.363cm">
              <draw:text-box>
                <text:p><text:span text:style-name="T3">#</text:span></text:p>
              </draw:text-box>
            </draw:frame>
            <draw:frame draw:style-name="gr5" draw:text-style-name="P4" draw:layer="layout" svg:width="12.1cm" svg:height="16.25cm" svg:x="1.506cm" svg:y="0.941cm">
              <draw:text-box>
                <text:p><text:span text:style-name="T3">#</text:span></text:p>
              </draw:text-box>
            </draw:frame>
            <draw:frame draw:style-name="gr6" draw:text-style-name="P5" draw:layer="layout" svg:width="12.4cm" svg:height="16.25cm" svg:x="7.906cm" svg:y="4.222cm">
              <draw:text-box>
                <text:p><text:span text:style-name="T4">#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Segoe Print" svg:font-family="'Segoe Pri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16cm" fo:margin-bottom="0cm" fo:margin-left="0.106cm" fo:margin-right="0cm" fo:page-width="110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2-22T07:51:02.487000000</meta:creation-date>
    <dc:date>2022-03-16T17:24:15.047000000</dc:date>
    <meta:editing-duration>PT3H4M18S</meta:editing-duration>
    <meta:editing-cycles>15</meta:editing-cycles>
    <meta:generator>LibreOffice/7.1.0.3$Windows_X86_64 LibreOffice_project/f6099ecf3d29644b5008cc8f48f42f4a40986e4c</meta:generator>
    <meta:document-statistic meta:object-count="8"/>
  </office:meta>
</office:document-meta>
</file>